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start="" draw:marker-end="" draw:fill="solid" draw:fill-color="#99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" draw:marker-end="" draw:fill="none" draw:fill-color="#ffffff" fo:min-height="0.2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family="'Times New Roman'" style:font-family-generic="roman" style:font-pitch="variable" fo:font-size="12pt"/>
    </style:style>
    <style:style style:name="T1" style:family="text">
      <style:text-properties fo:font-family="'Times New Roman'" style:font-family-generic="roman" style:font-pitch="variable" fo:font-size="12pt"/>
    </style:style>
    <style:style style:name="T2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012cm" svg:height="1.071cm" svg:x="1.488cm" svg:y="1.429cm">
            <text:p text:style-name="P1"><text:span text:style-name="T1">Length</text:span></text:p>
            <text:p text:style-name="P1"><text:span text:style-name="T2">4 iB</text:span></text:p>
          </draw:rect>
          <draw:rect draw:style-name="gr1" draw:text-style-name="P2" draw:layer="layout" svg:width="0.98cm" svg:height="1.071cm" svg:x="0.509cm" svg:y="1.429cm">
            <text:p text:style-name="P1"><text:span text:style-name="T1">Type</text:span></text:p>
            <text:p text:style-name="P1"><text:span text:style-name="T2">2 iB</text:span></text:p>
          </draw:rect>
          <draw:rect draw:style-name="gr1" draw:text-style-name="P2" draw:layer="layout" svg:width="6.5cm" svg:height="1.071cm" svg:x="4.5cm" svg:y="1.429cm">
            <text:p text:style-name="P1"><text:span text:style-name="T1">UDPTunnel/Protobuf message</text:span></text:p>
            <text:p text:style-name="P1"><text:span text:style-name="T2">0-4 GiB</text:span></text:p>
          </draw:rect>
          <draw:rect draw:style-name="gr1" draw:text-style-name="P4" draw:layer="layout" svg:width="1.5cm" svg:height="1.071cm" svg:x="11cm" svg:y="1.429cm">
            <text:p text:style-name="P3"><text:span text:style-name="T3">...</text:span></text:p>
          </draw:rect>
          <draw:line draw:style-name="gr2" draw:text-style-name="P4" draw:layer="layout" svg:x1="0.5cm" svg:y1="1.305cm" svg:x2="0.5cm" svg:y2="1cm">
            <text:p/>
          </draw:line>
          <draw:line draw:style-name="gr2" draw:text-style-name="P4" draw:layer="layout" svg:x1="0.5cm" svg:y1="1cm" svg:x2="11cm" svg:y2="1cm">
            <text:p/>
          </draw:line>
          <draw:frame draw:style-name="gr3" draw:text-style-name="P5" draw:layer="layout" svg:width="4cm" svg:height="0.734cm" svg:x="0.5cm" svg:y="0.266cm">
            <draw:text-box>
              <text:p text:style-name="P1"><text:span text:style-name="T1">Prefix</text:span></text:p>
            </draw:text-box>
          </draw:frame>
          <draw:frame draw:style-name="gr3" draw:text-style-name="P5" draw:layer="layout" svg:width="6.5cm" svg:height="0.734cm" svg:x="4.5cm" svg:y="0.266cm">
            <draw:text-box>
              <text:p text:style-name="P1"><text:span text:style-name="T1">Payload</text:span></text:p>
            </draw:text-box>
          </draw:frame>
          <draw:line draw:style-name="gr2" draw:text-style-name="P4" draw:layer="layout" svg:x1="4.5cm" svg:y1="1.25cm" svg:x2="4.5cm" svg:y2="1cm">
            <text:p/>
          </draw:line>
          <draw:line draw:style-name="gr2" draw:text-style-name="P4" draw:layer="layout" svg:x1="11cm" svg:y1="1.25cm" svg:x2="1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Hacker</meta:initial-creator>
    <meta:creation-date>2010-01-24T14:19:33</meta:creation-date>
    <dc:date>2010-01-24T14:25:58.81</dc:date>
    <dc:creator>Stefan Hacker</dc:creator>
    <meta:editing-duration>PT00H06M25S</meta:editing-duration>
    <meta:editing-cycles>2</meta:editing-cycles>
    <meta:generator>OpenOffice.org/3.1$Win32 OpenOffice.org_project/310m19$Build-9420</meta:generator>
    <meta:document-statistic meta:object-count="11"/>
  </office:meta>
</office:document-meta>
</file>